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1" fo:font-size="10pt"/>
    </style:style>
    <style:style style:name="P2" style:family="paragraph" style:parent-style-name="Text_20_body" style:list-style-name="L1">
      <style:text-properties style:font-name="Arial1" fo:font-size="10pt"/>
    </style:style>
    <style:style style:name="P3" style:family="paragraph" style:parent-style-name="Text_20_body" style:list-style-name="L1">
      <style:text-properties style:font-name="Arial1" fo:font-size="10pt"/>
    </style:style>
    <style:style style:name="P4" style:family="paragraph" style:parent-style-name="Text_20_body" style:list-style-name="L1">
      <style:text-properties style:font-name="Arial1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Konfigurer Property</text:h>
      <text:list text:style-name="L1">
        <text:list-item>
          <text:p text:style-name="P1"><text:span text:style-name="T1">Sti til faktura eksport-fil:</text:span> Dette er katalogen hvor filene som skal eksporteres til økonomisystemet blir lagret</text:p>
        </text:list-item>
        <text:list-item>
          <text:p text:style-name="P1"><text:span text:style-name="T1">Sti til faktura eksport-fil for ikke-godkjente fakturaer:</text:span></text:p>
        </text:list-item>
        <text:list-item>
          <text:p text:style-name="P1"><text:span text:style-name="T1">Faktura eksport metode: </text:span><text:span text:style-name="T2">en kan velge om filer skal lagres lokalt eller også i tillegg overføres vha ftp.</text:span></text:p>
        </text:list-item>
        <text:list-item>
          <text:p text:style-name="P1"><text:span text:style-name="T1">Faktura eksport ftp-server: </text:span><text:span text:style-name="T2">Dersom files skal overføres vha ftp - må serveren angis h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06T13:23:02</meta:creation-date>
    <dc:creator>Sigurd Nes</dc:creator>
    <dc:date>2007-04-07T23:13:40</dc:date>
    <dc:language>en-US</dc:language>
    <meta:editing-cycles>15</meta:editing-cycles>
    <meta:editing-duration>PT1H2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60" meta:character-count="379"/>
  </office:meta>
</office:document-meta>
</file>